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88cm" fo:margin-top="0cm" fo:margin-bottom="0cm" style:page-number="auto" table:align="left"/>
    </style:style>
    <style:style style:name="Table1.A" style:family="table-column">
      <style:table-column-properties style:column-width="16.88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589cm" fo:margin-left="0cm" fo:margin-right="-0.09cm" table:align="margins"/>
    </style:style>
    <style:style style:name="Table2.A" style:family="table-column">
      <style:table-column-properties style:column-width="12.252cm" style:rel-column-width="48400*"/>
    </style:style>
    <style:style style:name="Table2.B" style:family="table-column">
      <style:table-column-properties style:column-width="1cm" style:rel-column-width="3950*"/>
    </style:style>
    <style:style style:name="Table2.C" style:family="table-column">
      <style:table-column-properties style:column-width="3.337cm" style:rel-column-width="13185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6.642cm" fo:margin-left="0cm" fo:margin-right="-0.143cm" table:align="margins"/>
    </style:style>
    <style:style style:name="Table5.A" style:family="table-column">
      <style:table-column-properties style:column-width="2.492cm" style:rel-column-width="9814*"/>
    </style:style>
    <style:style style:name="Table5.B" style:family="table-column">
      <style:table-column-properties style:column-width="0.25cm" style:rel-column-width="986*"/>
    </style:style>
    <style:style style:name="Table5.C" style:family="table-column">
      <style:table-column-properties style:column-width="6.001cm" style:rel-column-width="23630*"/>
    </style:style>
    <style:style style:name="Table5.D" style:family="table-column">
      <style:table-column-properties style:column-width="0.543cm" style:rel-column-width="2139*"/>
    </style:style>
    <style:style style:name="Table5.E" style:family="table-column">
      <style:table-column-properties style:column-width="7.355cm" style:rel-column-width="28966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5.B1" style:family="table-cell">
      <style:table-cell-properties fo:padding-left="0.018cm" fo:padding-right="0.018cm" fo:padding-top="0cm" fo:padding-bottom="0cm" fo:border="none"/>
    </style:style>
    <style:style style:name="Table3" style:family="table">
      <style:table-properties style:width="14.235cm" fo:margin-left="2.242cm" fo:margin-right="0.023cm" table:align="margins"/>
    </style:style>
    <style:style style:name="Table3.A" style:family="table-column">
      <style:table-column-properties style:column-width="14.235cm" style:rel-column-width="65535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3.944cm" fo:margin-left="0cm" fo:margin-right="-0.09cm" table:align="margins"/>
    </style:style>
    <style:style style:name="Table4.A" style:family="table-column">
      <style:table-column-properties style:column-width="0.808cm" style:rel-column-width="3796*"/>
    </style:style>
    <style:style style:name="Table4.B" style:family="table-column">
      <style:table-column-properties style:column-width="0.859cm" style:rel-column-width="4037*"/>
    </style:style>
    <style:style style:name="Table4.C" style:family="table-column">
      <style:table-column-properties style:column-width="12.277cm" style:rel-column-width="57702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064cm" fo:margin-left="9.493cm" fo:margin-right="-0.058cm" table:align="margins"/>
    </style:style>
    <style:style style:name="Table6.A" style:family="table-column">
      <style:table-column-properties style:column-width="7.064cm" style:rel-column-width="6553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7.144cm" fo:margin-left="9.493cm" fo:margin-right="-0.138cm" table:align="margins"/>
    </style:style>
    <style:style style:name="Table7.A" style:family="table-column">
      <style:table-column-properties style:column-width="7.144cm" style:rel-column-width="65535*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7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7" style:family="paragraph" style:parent-style-name="Standard">
      <style:paragraph-properties fo:margin-top="0cm" fo:margin-bottom="0cm"/>
      <style:text-properties style:font-name="Tahoma" fo:font-size="10pt" style:font-size-asian="10pt" style:font-name-complex="Tahoma" style:font-size-complex="10pt"/>
    </style:style>
    <style:style style:name="P8" style:family="paragraph" style:parent-style-name="Standard">
      <style:paragraph-properties fo:margin-top="0cm" fo:margin-bottom="0cm" fo:text-align="justify" style:justify-single-word="false"/>
      <style:text-properties style:font-name="Tahoma" fo:font-size="10pt" style:font-size-asian="10pt" style:font-name-complex="Tahoma" style:font-size-complex="10pt"/>
    </style:style>
    <style:style style:name="P9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/>
    </style:style>
    <style:style style:name="P11" style:family="paragraph" style:parent-style-name="Normal">
      <style:paragraph-properties fo:margin-top="0cm" fo:margin-bottom="0cm"/>
      <style:text-properties style:font-name="Tahoma" style:font-name-complex="Tahoma"/>
    </style:style>
    <style:style style:name="P1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4" style:family="paragraph" style:parent-style-name="Normal">
      <style:paragraph-properties fo:margin-left="0cm" fo:margin-right="0cm" fo:margin-top="0cm" fo:margin-bottom="0cm" fo:line-height="100%" fo:text-indent="1cm" style:auto-text-indent="false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B-13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row>
                <table:table-cell table:style-name="Table5.A1" office:value-type="string">
                  <text:p text:style-name="P2">Nomor</text:p>
                </table:table-cell>
                <table:table-cell table:style-name="Table5.B1" office:value-type="string">
                  <text:p text:style-name="P2">:</text:p>
                </table:table-cell>
                <table:table-cell table:style-name="Table5.A1" office:value-type="string">
                  <text:p text:style-name="P2">{no_surat}</text:p>
                </table:table-cell>
                <table:table-cell table:style-name="Table5.A1" office:value-type="string">
                  <text:p text:style-name="P2"/>
                </table:table-cell>
                <table:table-cell table:style-name="Table5.A1" office:value-type="string">
                  <text:p text:style-name="P2">{lokasi_surat}, {tgl_surat}</text:p>
                </table:table-cell>
              </table:table-row>
              <table:table-row>
                <table:table-cell table:style-name="Table5.A1" office:value-type="string">
                  <text:p text:style-name="P2">Sifat</text:p>
                </table:table-cell>
                <table:table-cell table:style-name="Table5.B1" office:value-type="string">
                  <text:p text:style-name="P2">:</text:p>
                </table:table-cell>
                <table:table-cell table:style-name="Table5.A1" office:value-type="string">
                  <text:p text:style-name="P2">{sifat_surat}</text:p>
                </table:table-cell>
                <table:table-cell table:style-name="Table5.A1" office:value-type="string">
                  <text:p text:style-name="P2"/>
                </table:table-cell>
                <table:table-cell table:style-name="Table5.A1" office:value-type="string">
                  <text:p text:style-name="P2"/>
                </table:table-cell>
              </table:table-row>
              <table:table-row>
                <table:table-cell table:style-name="Table5.A1" office:value-type="string">
                  <text:p text:style-name="P2">Lampiran</text:p>
                </table:table-cell>
                <table:table-cell table:style-name="Table5.B1" office:value-type="string">
                  <text:p text:style-name="P2">:</text:p>
                </table:table-cell>
                <table:table-cell table:style-name="Table5.A1" office:value-type="string">
                  <text:p text:style-name="P2">{lampiran_surat}</text:p>
                </table:table-cell>
                <table:table-cell table:style-name="Table5.A1" office:value-type="string">
                  <text:p text:style-name="P2"/>
                </table:table-cell>
                <table:table-cell table:style-name="Table5.A1" office:value-type="string">
                  <text:p text:style-name="P2"/>
                </table:table-cell>
              </table:table-row>
              <table:table-row>
                <table:table-cell table:style-name="Table5.A1" office:value-type="string">
                  <text:p text:style-name="P2">Perihal</text:p>
                </table:table-cell>
                <table:table-cell table:style-name="Table5.B1" office:value-type="string">
                  <text:p text:style-name="P2">:</text:p>
                </table:table-cell>
                <table:table-cell table:style-name="Table5.A1" office:value-type="string">
                  <text:p text:style-name="P2">{perihal_surat}</text:p>
                </table:table-cell>
                <table:table-cell table:style-name="Table5.A1" office:value-type="string">
                  <text:p text:style-name="P2"/>
                </table:table-cell>
                <table:table-cell table:style-name="Table5.A1" office:value-type="string">
                  <text:p text:style-name="P6">KEPADA YTH.</text:p>
                  <text:p text:style-name="P6">SDR. KETUA <text:s/>PENGADILAN NEGERI {kepada}</text:p>
                  <text:p text:style-name="P10"><text:span text:style-name="Default_20_Paragraph_20_Font"><text:span text:style-name="T1">DI – </text:span></text:span></text:p>
                  <text:p text:style-name="P14"><text:span text:style-name="Default_20_Paragraph_20_Font"><text:span text:style-name="T1">{kepada_lokasi}</text:span>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<text:s text:c="5"/>Sehubungan dengan penyidikan dalam perkara atas nama tersangka {isi1} yang disangka telah melakukan perbutan tindak pidana {isi2} sebagaimana diatur dan diancam dengan pidana dalam pasal {isi3} dimana perkaranya dalam waktu dekat {isi4} ke Pengadilan Negeri di {Kepada} dengan ini dengan hormat kami mengajukan permohonan agar terhadap benda sitaan/barang bukti dalam perkara tersebut (sebagaimana tersebut dalam daftar lampiran) dapat dilelang berdasarkan pasal 45 KUHAP, mengingat:</text:p>
                  <text:p text:style-name="P5"/>
                  <table:table table:name="Table4" table:style-name="Table4">
                    <table:table-column table:style-name="Table4.A"/>
                    <table:table-column table:style-name="Table4.B"/>
                    <table:table-column table:style-name="Table4.C"/>
                    <table:table-row>
                      <table:table-cell table:style-name="Table4.A1" office:value-type="string">
                        <text:p text:style-name="P5">1.</text:p>
                      </table:table-cell>
                      <table:table-cell table:style-name="Table4.A1" table:number-columns-spanned="2" office:value-type="string">
                        <text:p text:style-name="P5">Barang-barang tersebut ternyata:</text:p>
                      </table:table-cell>
                      <table:covered-table-cell/>
                    </table:table-row>
                    <table:table-row>
                      <table:table-cell table:style-name="Table4.A1" office:value-type="string">
                        <text:p text:style-name="P5"/>
                      </table:table-cell>
                      <table:table-cell table:style-name="Table4.A1" office:value-type="string">
                        <text:p text:style-name="P8">[!-- BEGIN AlasanLelang --]{nourut}</text:p>
                      </table:table-cell>
                      <table:table-cell table:style-name="Table4.A1" office:value-type="string">
                        <text:p text:style-name="P9">{isidetail} </text:p>
                      </table:table-cell>
                    </table:table-row>
                    <table:table-row>
                      <table:table-cell table:style-name="Table4.A1" office:value-type="string">
                        <text:p text:style-name="P5"/>
                      </table:table-cell>
                      <table:table-cell table:style-name="Table4.A1" office:value-type="string">
                        <text:p text:style-name="P7">[!-- END AlasanLelang --]</text:p>
                      </table:table-cell>
                      <table:table-cell table:style-name="Table4.A1" office:value-type="string">
                        <text:p text:style-name="P9"/>
                      </table:table-cell>
                    </table:table-row>
                    <table:table-row>
                      <table:table-cell table:style-name="Table4.A1" office:value-type="string">
                        <text:p text:style-name="P5">2.</text:p>
                      </table:table-cell>
                      <table:table-cell table:style-name="Table4.A1" table:number-columns-spanned="2" office:value-type="string">
                        <text:p text:style-name="P5">Surat Pernyataan dari tersangka / terdakwa / kuasanya yang menyatakan</text:p>
                        <text:p text:style-name="P5">persetujuan / tidak setuju atas pelelangan terhadap benda sitaan / <text:s/>barang bukti dimaksud dan / hasil penelitian benda sitaan / barang bukti (copy terlampir).</text:p>
                      </table:table-cell>
                      <table:covered-table-cell/>
                    </table:table-row>
                  </table:table>
                  <text:p text:style-name="P5"><text:s text:c="5"/>Demikian untuk dimaklumi dan atas kerja sama yang baik kami ucapkan <text:soft-page-break/>terima kasih. <text:s/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4">KEPALA {nama_satker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4">{nama_ttd}</text:p>
                </table:table-cell>
              </table:table-row>
              <table:table-row>
                <table:table-cell table:style-name="Table7.A2" office:value-type="string">
                  <text:p text:style-name="P4">{pangkat_ttd}/NIP. {nip_ttd}</text:p>
                </table:table-cell>
              </table:table-row>
            </table:table>
            <text:p text:style-name="P2"/>
          </table:table-cell>
        </table:table-row>
      </table:table>
      <text:p text:style-name="P11">Tembusan: [!-- BEGIN tembusan --]</text:p>
      <text:p text:style-name="P2">{isiTembusan}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9:05:00Z</meta:creation-date>
    <dc:date>2015-11-30T06:27:20.60</dc:date>
    <meta:editing-cycles>29</meta:editing-cycles>
    <meta:editing-duration>PT1H36M52S</meta:editing-duration>
    <meta:document-statistic meta:table-count="7" meta:image-count="0" meta:object-count="0" meta:page-count="2" meta:paragraph-count="34" meta:word-count="169" meta:character-count="1232"/>
    <meta:template xlink:type="simple" xlink:actuate="onRequest" xlink:title="" xlink:href="Normal.dotm"/>
  </office:meta>
</office:document-meta>
</file>